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aseAction.dateValue( String valu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ase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Action.setColumn( PreparedStatement statement , int position , Request request , Configuration entry , String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Action.isLargeObject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Action.setColumn( PreparedStatement statement , int position , Request request , Configuration entry , String param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Action.buildList( Configuration [ ] values , int beg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atabaseAction.getColumn( ResultSet set , Request request , Configuration entr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">
            <text:p text:style-name="Table_20_Contents">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AbstractDatabaseAction.buildList( Configuration [ ] values , String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atabaseAction.getRequestAttribute( Request reques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Action.getDataSourc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ase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aseAction.setColumn( PreparedStatement statement , int position , Request request , Configuration entry , String param , Object value , int rowIndex )</text:p>
          </table:table-cell>
          <table:table-cell office:value-type="float" office:value="57">
            <text:p text:style-name="Table_20_Contents">5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7">
            <text:p text:style-name="Table_20_Contents">237</text:p>
          </table:table-cell>
        </table:table-row>
        <table:table-row>
          <table:table-cell office:value-type="string">
            <text:p text:style-name="Table_20_Contents">AbstractDatabaseAction.setRequestAttribute( Request request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Action.setColumn( PreparedStatement statement , int position , Request request , Configuration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